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ResultInterceptor.resolveExceptionCache( CacheOperationInvocationContext &lt; CacheResultOperation &gt;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eResultInterceptor.invoke( CacheOperationInvocationContext &lt; CacheResultOperation &gt; context , CacheOperationInvoker invok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acheResultInterceptor.findCommonAncestorIndex( StackTraceElement [ ] callStack , String className , String method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cheResultInterceptor.CacheResultInterceptor( Cache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ResultInterceptor.cloneException( T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eResultInterceptor.rewriteCallStack( Throwable exception , String className , String method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acheResultInterceptor.checkForCachedException( @ Nullable Cache exceptionCache , Object cache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cheResultInterceptor.cacheException( @ Nullable Cache exceptionCache , ExceptionTypeFilter filter , Object cacheKey , Throwable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